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style:paragraph-properties fo:text-align="center"/>
      <style:text-properties fo:font-size="54pt" style:font-size-asian="54pt" style:font-size-complex="54pt"/>
    </style:style>
    <style:style style:name="T1"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hat else in fortran?</text:p>
          </draw:text-box>
        </draw:frame>
        <draw:frame presentation:style-name="pr2" draw:text-style-name="P1" draw:layer="layout" svg:width="25.199cm" svg:height="12.179cm" svg:x="1.4cm" svg:y="4.914cm" presentation:class="subtitle" presentation:user-transformed="true">
          <draw:text-box>
            <text:p>What to be done when you master or mastering fortran</text:p>
          </draw:text-box>
        </draw:frame>
        <draw:frame draw:style-name="gr1" draw:text-style-name="P2" draw:layer="layout" svg:width="8.355cm" svg:height="0.962cm" svg:x="18.8cm" svg:y="16.638cm">
          <draw:text-box>
            <text:p>Arun Prasaad Gunasekaran</text:p>
          </draw:text-box>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utline</text:p>
          </draw:text-box>
        </draw:frame>
        <draw:frame presentation:style-name="pr4" draw:layer="layout" svg:width="25.199cm" svg:height="12.179cm" svg:x="1.4cm" svg:y="4.914cm" presentation:class="outline">
          <draw:text-box>
            <text:list text:style-name="L4">
              <text:list-item>
                <text:p>Other Features</text:p>
              </text:list-item>
              <text:list-item>
                <text:p>Other skills to learn</text:p>
              </text:list-item>
              <text:list-item>
                <text:p>How to choose which concept to learn?</text:p>
              </text:list-item>
              <text:list-item>
                <text:p>Modern Fortran Features</text:p>
              </text:list-item>
              <text:list-item>
                <text:p>Future for fortran</text:p>
              </text:list-item>
              <text:list-item>
                <text:p>Personal Request for Viewers!</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Other Features</text:p>
          </draw:text-box>
        </draw:frame>
        <draw:frame presentation:style-name="pr4" draw:layer="layout" svg:width="25.199cm" svg:height="12.179cm" svg:x="1.4cm" svg:y="4.914cm" presentation:class="outline">
          <draw:text-box>
            <text:list text:style-name="L4">
              <text:list-item>
                <text:p>Compiler flags</text:p>
              </text:list-item>
              <text:list-item>
                <text:p>Pre-processor directives</text:p>
              </text:list-item>
              <text:list-item>
                <text:p>Advanced operations and features</text:p>
              </text:list-item>
              <text:list-item>
                <text:p>Non-Standard Features</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Other Skills to Learn – Based on Need</text:p>
          </draw:text-box>
        </draw:frame>
        <draw:frame presentation:style-name="pr4" draw:layer="layout" svg:width="25.199cm" svg:height="12.179cm" svg:x="1.4cm" svg:y="4.914cm" presentation:class="outline">
          <draw:text-box>
            <text:list text:style-name="L4">
              <text:list-item>
                <text:p>Parallel Programming with OpenMP and/or MPI</text:p>
              </text:list-item>
              <text:list-item>
                <text:p>Shell Scripting</text:p>
              </text:list-item>
              <text:list-item>
                <text:p>File processing</text:p>
              </text:list-item>
              <text:list-item>
                <text:p>Linux/Unix operations</text:p>
              </text:list-item>
              <text:list-item>
                <text:p>Knowledge of computers/supercomputers</text:p>
              </text:list-item>
              <text:list-item>
                <text:p>Version Controls</text:p>
              </text:list-item>
              <text:list-item>
                <text:p>Debuggers and Profilers</text:p>
              </text:list-item>
              <text:list-item>
                <text:p>Other versions of Fortran</text:p>
              </text:list-item>
              <text:list-item>
                <text:p>Linking fortran with other programming languages</text:p>
              </text:list-item>
              <text:list-item>
                <text:p>Knowledge of “make”</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How to choose which concept to learn?</text:p>
          </draw:text-box>
        </draw:frame>
        <draw:frame presentation:style-name="pr4" draw:layer="layout" svg:width="25.199cm" svg:height="12.179cm" svg:x="1.4cm" svg:y="4.914cm" presentation:class="outline">
          <draw:text-box>
            <text:list text:style-name="L4">
              <text:list-item>
                <text:p>Are these all the concepts in fortran? - No</text:p>
              </text:list-item>
              <text:list-item>
                <text:p>Do you need all these concepts? - No</text:p>
                <text:p/>
              </text:list-item>
              <text:list-item>
                <text:p>Learn the elemental basics and learn advanced stuff based on need.</text:p>
              </text:list-item>
              <text:list-item>
                <text:p>Keep updated on the updates and versions.</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Modern Fortran Features</text:p>
          </draw:text-box>
        </draw:frame>
        <draw:frame presentation:style-name="pr4" draw:layer="layout" svg:width="25.199cm" svg:height="12.179cm" svg:x="1.4cm" svg:y="4.914cm" presentation:class="outline">
          <draw:text-box>
            <text:list text:style-name="L4">
              <text:list-header>
                <text:p>These are fortran versions 2003, 2008, 2015 and the future upcoming versions ...</text:p>
              </text:list-header>
              <text:list-item>
                <text:p>Object oriented programming features</text:p>
              </text:list-item>
              <text:list-item>
                <text:p>Advanced Pointer Operations</text:p>
              </text:list-item>
              <text:list-item>
                <text:p>Inter-operatability with C</text:p>
              </text:list-item>
              <text:list-item>
                <text:p>Co-arrays – similar to MPI features</text:p>
              </text:list-item>
              <text:list-item>
                <text:p>Enhancements to existing features </text:p>
              </text:list-item>
              <text:list-item>
                <text:p>And more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Future of Fortran ...</text:p>
          </draw:text-box>
        </draw:frame>
        <draw:frame presentation:style-name="pr4" draw:layer="layout" svg:width="25.199cm" svg:height="12.179cm" svg:x="1.4cm" svg:y="4.914cm" presentation:class="outline">
          <draw:text-box>
            <text:list text:style-name="L4">
              <text:list-header>
                <text:p>“I don't know what the language of the year 2000 will look like, but I know it will be called Fortran.” —Tony Hoare, winner of the 1980 Turing Award, in 1982.</text:p>
                <text:p/>
                <text:p>This pretty much sums up ...</text:p>
                <text:p/>
                <text:p>Fortran will still be used in the distant future for scientific programming and high performance computing, as it is used today, as it was used in the past ... Unless some other language comes to replace it in all it's glory.</text:p>
              </text:list-header>
            </text:list>
          </draw:text-box>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Personal Request for Viewers</text:p>
          </draw:text-box>
        </draw:frame>
        <draw:frame presentation:style-name="pr4" draw:layer="layout" svg:width="25.199cm" svg:height="12.179cm" svg:x="1.4cm" svg:y="4.914cm" presentation:class="outline">
          <draw:text-box>
            <text:list text:style-name="L4">
              <text:list-item>
                <text:p>Do subscribe and refer to my videos</text:p>
              </text:list-item>
              <text:list-item>
                <text:p>Do give comments and suggestions and feedbacks – I will do my best to improve on it.</text:p>
              </text:list-item>
              <text:list-item>
                <text:p>Please spread the word!</text:p>
              </text:list-item>
              <text:list-item>
                <text:p>All the programs shown in the tutorials are in a dropbox folder. Check the description for the files.</text:p>
              </text:list-item>
              <text:list-item>
                <text:p>New ventures and new playlists (Other than fortran!) are on the way!</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4" draw:layer="layout" svg:width="25.199cm" svg:height="12.179cm" svg:x="1.4cm" svg:y="4.914cm" presentation:class="outline">
          <draw:text-box>
            <text:list text:style-name="L4">
              <text:list-header>
                <text:p text:style-name="P4"><text:span text:style-name="T1">Thank You!</text:span></text:p>
              </text:list-header>
            </text:list>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03:18:39.290936725</meta:creation-date>
    <dc:date>2015-07-13T03:50:03.865733900</dc:date>
    <meta:editing-duration>PT31M24S</meta:editing-duration>
    <meta:editing-cycles>6</meta:editing-cycles>
    <meta:generator>LibreOffice/4.4.2.2$Linux_X86_64 LibreOffice_project/40m0$Build-2</meta:generator>
    <meta:document-statistic meta:object-count="57"/>
  </office:meta>
</office:document-meta>
</file>